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H1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M( List &lt; Integer &gt;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N( List &lt; Integer &gt;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B( List &lt; Integer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A( List &lt; Integer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C( List &lt; Integer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D( List &lt; Integer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setO( List &lt; Integer &gt;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